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office:value-type="float" office:value="0.47" calcext:value-type="float">
            <text:p>0.47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office:value-type="float" office:value="49.9" calcext:value-type="float">
            <text:p>49.900</text:p>
          </table:table-cell>
          <table:table-cell table:style-name="ce7" table:formula="of:=AVERAGE([.E3:.K3])" office:value-type="float" office:value="9.25714285714286" calcext:value-type="float">
            <text:p>9.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office:value-type="float" office:value="71.7" calcext:value-type="float">
            <text:p>71.700</text:p>
          </table:table-cell>
          <table:table-cell table:style-name="ce7" table:formula="of:=AVERAGE([.E4:.K4])" office:value-type="float" office:value="10.5428571428571" calcext:value-type="float">
            <text:p>10.5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office:value-type="float" office:value="34.4" calcext:value-type="float">
            <text:p>34.400</text:p>
          </table:table-cell>
          <table:table-cell table:style-name="ce7" table:formula="of:=AVERAGE([.E5:.K5])" office:value-type="float" office:value="14.1571428571429" calcext:value-type="float">
            <text:p>14.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office:value-type="float" office:value="44.9" calcext:value-type="float">
            <text:p>44.900</text:p>
          </table:table-cell>
          <table:table-cell table:style-name="ce7" table:formula="of:=AVERAGE([.E6:.K6])" office:value-type="float" office:value="15.5857142857143" calcext:value-type="float">
            <text:p>15.5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/>
          <table:table-cell table:style-name="ce7" table:formula="of:=11.432/20" office:value-type="float" office:value="0.5716" calcext:value-type="float">
            <text:p>0.572</text:p>
          </table:table-cell>
          <table:table-cell table:style-name="ce7" table:formula="of:=29.938/10" office:value-type="float" office:value="2.9938" calcext:value-type="float">
            <text:p>2.994</text:p>
          </table:table-cell>
          <table:table-cell table:style-name="ce7" table:formula="of:=31.306/10" office:value-type="float" office:value="3.1306" calcext:value-type="float">
            <text:p>3.131</text:p>
          </table:table-cell>
          <table:table-cell table:style-name="ce7" table:formula="of:=33.766/10" office:value-type="float" office:value="3.3766" calcext:value-type="float">
            <text:p>3.377</text:p>
          </table:table-cell>
          <table:table-cell table:style-name="ce7" table:number-columns-repeated="2"/>
          <table:table-cell table:style-name="ce7" office:value-type="string" calcext:value-type="string">
            <text:p>N/A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Basic02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0.181" calcext:value-type="float">
            <text:p>0.181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2.606" calcext:value-type="float">
            <text:p>2.606</text:p>
          </table:table-cell>
          <table:table-cell table:style-name="ce7" office:value-type="float" office:value="2.769" calcext:value-type="float">
            <text:p>2.769</text:p>
          </table:table-cell>
          <table:table-cell table:style-name="ce7" office:value-type="float" office:value="2.979" calcext:value-type="float">
            <text:p>2.979</text:p>
          </table:table-cell>
          <table:table-cell table:style-name="ce7" office:value-type="float" office:value="4.078" calcext:value-type="float">
            <text:p>4.078</text:p>
          </table:table-cell>
          <table:table-cell table:style-name="ce7" office:value-type="float" office:value="5.369" calcext:value-type="float">
            <text:p>5.369</text:p>
          </table:table-cell>
          <table:table-cell table:style-name="ce7" office:value-type="float" office:value="26.191" calcext:value-type="float">
            <text:p>26.191</text:p>
          </table:table-cell>
          <table:table-cell table:style-name="ce7" table:formula="of:=AVERAGE([.E8:.K8])" office:value-type="float" office:value="2.65271428571429" calcext:value-type="float">
            <text:p>2.65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formula="of:=[.E7]*6.29" office:value-type="float" office:value="0" calcext:value-type="float">
            <text:p>0.000</text:p>
          </table:table-cell>
          <table:table-cell table:style-name="ce7" table:formula="of:=[.F7]*6.29" office:value-type="float" office:value="3.595364" calcext:value-type="float">
            <text:p>3.595</text:p>
          </table:table-cell>
          <table:table-cell table:style-name="ce7" table:formula="of:=[.G7]*6.29" office:value-type="float" office:value="18.831002" calcext:value-type="float">
            <text:p>18.831</text:p>
          </table:table-cell>
          <table:table-cell table:style-name="ce7" table:formula="of:=[.H7]*6.29" office:value-type="float" office:value="19.691474" calcext:value-type="float">
            <text:p>19.691</text:p>
          </table:table-cell>
          <table:table-cell table:style-name="ce7" table:formula="of:=[.I7]*6.29" office:value-type="float" office:value="21.238814" calcext:value-type="float">
            <text:p>21.239</text:p>
          </table:table-cell>
          <table:table-cell table:style-name="ce7" table:formula="of:=[.J7]*6.29" office:value-type="float" office:value="0" calcext:value-type="float">
            <text:p>0.000</text:p>
          </table:table-cell>
          <table:table-cell table:style-name="ce7" table:formula="of:=[.K7]*6.29" office:value-type="float" office:value="0" calcext:value-type="float">
            <text:p>0.000</text:p>
          </table:table-cell>
          <table:table-cell table:style-name="ce7" office:value-type="string" calcext:value-type="string">
            <text:p>N/A</text:p>
          </table:table-cell>
          <table:table-cell table:style-name="ce7" table:formula="of:=AVERAGE([.E9:.K9])" office:value-type="float" office:value="9.05095057142857" calcext:value-type="float">
            <text:p>9.0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office:value-type="float" office:value="110.3" calcext:value-type="float">
            <text:p>110.300</text:p>
          </table:table-cell>
          <table:table-cell table:style-name="ce7" table:formula="of:=AVERAGE([.E10:.K10])" office:value-type="float" office:value="20.8" calcext:value-type="float">
            <text:p>20.8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office:value-type="float" office:value="162" calcext:value-type="float">
            <text:p>162.000</text:p>
          </table:table-cell>
          <table:table-cell table:style-name="ce7" table:formula="of:=AVERAGE([.E11:.K11])" office:value-type="float" office:value="25.7714285714286" calcext:value-type="float">
            <text:p>25.7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office:value-type="float" office:value="239.1" calcext:value-type="float">
            <text:p>239.100</text:p>
          </table:table-cell>
          <table:table-cell table:style-name="ce7" table:formula="of:=AVERAGE([.E12:.K12])" office:value-type="float" office:value="29.4142857142857" calcext:value-type="float">
            <text:p>29.414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2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01T15:47:58.805633408</dc:date>
    <meta:editing-duration>PT2H4M17S</meta:editing-duration>
    <meta:editing-cycles>61</meta:editing-cycles>
    <meta:generator>LibreOffice/7.4.1.2$Linux_X86_64 LibreOffice_project/40$Build-2</meta:generator>
    <meta:document-statistic meta:table-count="1" meta:cell-count="152" meta:object-count="0"/>
  </office:meta>
</office:document-meta>
</file>